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/>
    <style:font-face style:name="DejaVu Sans1" svg:font-family="'DejaVu Sans'" style:font-pitch="variable"/>
    <style:font-face style:name="Liberation Serif1" svg:font-family="'Liberation Serif'" style:font-pitch="variable"/>
    <style:font-face style:name="Nimbus Roman No9 L" svg:font-family="'Nimbus Roman No9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55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40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33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51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64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01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6.40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33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28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8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14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6.27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72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804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21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52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2.56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83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84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5.76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16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7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4.65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69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3.49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58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63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76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6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97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34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005cm" fo:padding-top="0cm" fo:padding-bottom="0cm" fo:padding-left="0cm" fo:padding-right="0cm"/>
    </style:style>
    <style:style style:name="gr35" style:family="graphic" style:parent-style-name="standard">
      <style:graphic-properties draw:stroke="solid" svg:stroke-width="0.035cm" svg:stroke-color="#000000" draw:fill="solid" draw:fill-color="#000000" fo:padding-top="0.017cm" fo:padding-bottom="0.017cm" fo:padding-left="0.017cm" fo:padding-right="0.017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37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.2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608cm" fo:padding-top="0cm" fo:padding-bottom="0cm" fo:padding-left="0cm" fo:padding-right="0cm"/>
    </style:style>
    <style:style style:name="gr39" style:family="graphic" style:parent-style-name="standard">
      <style:graphic-properties draw:stroke="none" draw:fill="solid" draw:fill-color="#000000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7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50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Nimbus Roman No9 L1" fo:font-size="14pt" style:font-size-asian="14pt" style:font-name-complex="Nimbus Roman No9 L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30.444cm" svg:height="15.486cm" svg:x="1.27cm" svg:y="1.27cm" svg:viewBox="0 0 30445 15487" draw:points="0,0 30445,0 30445,15487 0,15487">
          <text:p/>
        </draw:polygon>
        <draw:polygon draw:style-name="gr2" draw:layer="layout" svg:width="7.126cm" svg:height="8.255cm" svg:x="1.587cm" svg:y="1.428cm" svg:viewBox="0 0 7127 8256" draw:points="0,0 7127,0 7127,8256 0,8256">
          <text:p/>
        </draw:polygon>
        <draw:line draw:style-name="gr2" draw:layer="layout" svg:x1="1.587cm" svg:y1="2.24cm" svg:x2="8.713cm" svg:y2="2.24cm">
          <text:p/>
        </draw:line>
        <draw:frame draw:style-name="gr3" draw:layer="layout" svg:width="0.832cm" svg:height="0.602cm" svg:x="4.744cm" svg:y="1.508cm">
          <draw:text-box>
            <text:p text:style-name="P1"><text:span text:style-name="T1">Boy</text:span></text:p>
          </draw:text-box>
        </draw:frame>
        <draw:frame draw:style-name="gr4" draw:layer="layout" svg:width="4.011cm" svg:height="0.602cm" svg:x="1.869cm" svg:y="2.319cm">
          <draw:text-box>
            <text:p text:style-name="P1"><text:span text:style-name="T1">Attractiveness : int <text:s/></text:span></text:p>
          </draw:text-box>
        </draw:frame>
        <draw:frame draw:style-name="gr5" draw:layer="layout" svg:width="4.339cm" svg:height="0.602cm" svg:x="1.869cm" svg:y="2.849cm">
          <draw:text-box>
            <text:p text:style-name="P1"><text:span text:style-name="T1">budget : int </text:span></text:p>
          </draw:text-box>
        </draw:frame>
        <draw:frame draw:style-name="gr6" draw:layer="layout" svg:width="2.771cm" svg:height="0.602cm" svg:x="1.869cm" svg:y="3.378cm">
          <draw:text-box>
            <text:p text:style-name="P1"><text:span text:style-name="T1">girlfriend : str</text:span></text:p>
          </draw:text-box>
        </draw:frame>
        <draw:frame draw:style-name="gr7" draw:layer="layout" svg:width="2.885cm" svg:height="0.602cm" svg:x="1.869cm" svg:y="3.907cm">
          <draw:text-box>
            <text:p text:style-name="P1"><text:span text:style-name="T1">happiness : int</text:span></text:p>
          </draw:text-box>
        </draw:frame>
        <draw:frame draw:style-name="gr8" draw:layer="layout" svg:width="3.245cm" svg:height="0.602cm" svg:x="1.869cm" svg:y="4.436cm">
          <draw:text-box>
            <text:p text:style-name="P1"><text:span text:style-name="T1">intelligence : int</text:span></text:p>
          </draw:text-box>
        </draw:frame>
        <draw:frame draw:style-name="gr9" draw:layer="layout" svg:width="6.403cm" svg:height="0.602cm" svg:x="1.869cm" svg:y="4.965cm">
          <draw:text-box>
            <text:p text:style-name="P1"><text:span text:style-name="T1">min_attraction_required <text:s/>: int</text:span></text:p>
          </draw:text-box>
        </draw:frame>
        <draw:frame draw:style-name="gr10" draw:text-style-name="P1" draw:layer="layout" svg:width="3.331cm" svg:height="0.602cm" svg:x="1.869cm" svg:y="5.494cm">
          <draw:text-box>
            <text:p text:style-name="P1"><text:span text:style-name="T1">name : str</text:span></text:p>
          </draw:text-box>
        </draw:frame>
        <draw:frame draw:style-name="gr11" draw:layer="layout" svg:width="4.633cm" svg:height="0.602cm" svg:x="1.869cm" svg:y="6.024cm">
          <draw:text-box>
            <text:p text:style-name="P1"><text:span text:style-name="T1">relationship_status : str</text:span></text:p>
          </draw:text-box>
        </draw:frame>
        <draw:line draw:style-name="gr2" draw:layer="layout" svg:x1="1.587cm" svg:y1="7.284cm" svg:x2="8.713cm" svg:y2="7.284cm">
          <text:p/>
        </draw:line>
        <draw:frame draw:style-name="gr12" draw:layer="layout" svg:width="1.996cm" svg:height="0.602cm" svg:x="1.869cm" svg:y="6.553cm">
          <draw:text-box>
            <text:p text:style-name="P1"><text:span text:style-name="T1">_type : str</text:span></text:p>
          </draw:text-box>
        </draw:frame>
        <draw:frame draw:style-name="gr13" draw:layer="layout" svg:width="2.28cm" svg:height="0.602cm" svg:x="1.869cm" svg:y="7.364cm">
          <draw:text-box>
            <text:p text:style-name="P1"><text:span text:style-name="T1">eligibility()</text:span></text:p>
          </draw:text-box>
        </draw:frame>
        <draw:frame draw:style-name="gr14" draw:layer="layout" svg:width="6.271cm" svg:height="0.602cm" svg:x="1.869cm" svg:y="7.893cm">
          <draw:text-box>
            <text:p text:style-name="P1"><text:span text:style-name="T1">modify_boys_girl_budget()</text:span></text:p>
          </draw:text-box>
        </draw:frame>
        <draw:frame draw:style-name="gr15" draw:layer="layout" svg:width="3.02cm" svg:height="0.602cm" svg:x="1.869cm" svg:y="8.423cm">
          <draw:text-box>
            <text:p text:style-name="P1"><text:span text:style-name="T1">set_girlfriend()</text:span></text:p>
          </draw:text-box>
        </draw:frame>
        <draw:polygon draw:style-name="gr2" draw:layer="layout" svg:width="2.046cm" svg:height="2.47cm" svg:x="9.525cm" svg:y="12.558cm" svg:viewBox="0 0 2047 2471" draw:points="0,0 2047,0 2047,2471 0,2471">
          <text:p/>
        </draw:polygon>
        <draw:frame draw:style-name="gr16" draw:layer="layout" svg:width="3.105cm" svg:height="0.602cm" svg:x="1.869cm" svg:y="8.952cm">
          <draw:text-box>
            <text:p text:style-name="P1"><text:span text:style-name="T1">set_happiness()</text:span></text:p>
          </draw:text-box>
        </draw:frame>
        <draw:line draw:style-name="gr2" draw:layer="layout" svg:x1="9.525cm" svg:y1="13.37cm" svg:x2="11.571cm" svg:y2="13.37cm">
          <text:p/>
        </draw:line>
        <draw:line draw:style-name="gr2" draw:layer="layout" svg:x1="9.525cm" svg:y1="14.216cm" svg:x2="11.571cm" svg:y2="14.216cm">
          <text:p/>
        </draw:line>
        <draw:polygon draw:style-name="gr2" draw:layer="layout" svg:width="6.527cm" svg:height="8.255cm" svg:x="10.212cm" svg:y="1.428cm" svg:viewBox="0 0 6528 8256" draw:points="0,0 6528,0 6528,8256 0,8256">
          <text:p/>
        </draw:polygon>
        <draw:frame draw:style-name="gr17" draw:layer="layout" svg:width="1.526cm" svg:height="0.602cm" svg:x="9.807cm" svg:y="12.638cm">
          <draw:text-box>
            <text:p text:style-name="P1"><text:span text:style-name="T1">Choosy</text:span></text:p>
          </draw:text-box>
        </draw:frame>
        <draw:line draw:style-name="gr2" draw:layer="layout" svg:x1="10.212cm" svg:y1="2.24cm" svg:x2="16.739cm" svg:y2="2.24cm">
          <text:p/>
        </draw:line>
        <draw:frame draw:style-name="gr18" draw:layer="layout" svg:width="0.696cm" svg:height="0.602cm" svg:x="13.14cm" svg:y="1.508cm">
          <draw:text-box>
            <text:p text:style-name="P1"><text:span text:style-name="T1">girl</text:span></text:p>
          </draw:text-box>
        </draw:frame>
        <draw:frame draw:style-name="gr4" draw:layer="layout" svg:width="3.736cm" svg:height="0.602cm" svg:x="10.495cm" svg:y="2.319cm">
          <draw:text-box>
            <text:p text:style-name="P1"><text:span text:style-name="T1">Attractiveness : str</text:span></text:p>
          </draw:text-box>
        </draw:frame>
        <draw:frame draw:style-name="gr19" draw:layer="layout" svg:width="2.826cm" svg:height="0.602cm" svg:x="10.495cm" svg:y="2.849cm">
          <draw:text-box>
            <text:p text:style-name="P1"><text:span text:style-name="T1">boyfriend : str</text:span></text:p>
          </draw:text-box>
        </draw:frame>
        <draw:frame draw:style-name="gr7" draw:layer="layout" svg:width="2.885cm" svg:height="0.602cm" svg:x="10.495cm" svg:y="3.907cm">
          <draw:text-box>
            <text:p text:style-name="P1"><text:span text:style-name="T1">happiness : int</text:span></text:p>
          </draw:text-box>
        </draw:frame>
        <draw:frame draw:style-name="gr8" draw:layer="layout" svg:width="4.735cm" svg:height="0.602cm" svg:x="10.495cm" svg:y="4.436cm">
          <draw:text-box>
            <text:p text:style-name="P1"><text:span text:style-name="T1">Intelligence_level : int <text:s/></text:span></text:p>
          </draw:text-box>
        </draw:frame>
        <draw:frame draw:style-name="gr20" draw:layer="layout" svg:width="5.04cm" svg:height="0.602cm" svg:x="10.495cm" svg:y="4.965cm">
          <draw:text-box>
            <text:p text:style-name="P1"><text:span text:style-name="T1">maintenance_budget : int</text:span></text:p>
          </draw:text-box>
        </draw:frame>
        <draw:frame draw:style-name="gr21" draw:layer="layout" svg:width="2.098cm" svg:height="0.602cm" svg:x="10.495cm" svg:y="5.494cm">
          <draw:text-box>
            <text:p text:style-name="P1"><text:span text:style-name="T1">Name : int</text:span></text:p>
          </draw:text-box>
        </draw:frame>
        <draw:frame draw:style-name="gr11" draw:layer="layout" svg:width="4.633cm" svg:height="0.602cm" svg:x="10.495cm" svg:y="6.024cm">
          <draw:text-box>
            <text:p text:style-name="P1"><text:span text:style-name="T1">relationship_status : str</text:span></text:p>
          </draw:text-box>
        </draw:frame>
        <draw:line draw:style-name="gr2" draw:layer="layout" svg:x1="10.212cm" svg:y1="7.284cm" svg:x2="16.739cm" svg:y2="7.284cm">
          <text:p/>
        </draw:line>
        <draw:frame draw:style-name="gr12" draw:layer="layout" svg:width="1.996cm" svg:height="0.602cm" svg:x="10.495cm" svg:y="6.553cm">
          <draw:text-box>
            <text:p text:style-name="P1"><text:span text:style-name="T1">_type : str</text:span></text:p>
          </draw:text-box>
        </draw:frame>
        <draw:frame draw:style-name="gr13" draw:layer="layout" svg:width="2.28cm" svg:height="0.602cm" svg:x="10.495cm" svg:y="7.364cm">
          <draw:text-box>
            <text:p text:style-name="P1"><text:span text:style-name="T1">eligibility()</text:span></text:p>
          </draw:text-box>
        </draw:frame>
        <draw:frame draw:style-name="gr22" draw:layer="layout" svg:width="6.145cm" svg:height="0.602cm" svg:x="10.495cm" svg:y="7.893cm">
          <draw:text-box>
            <text:p text:style-name="P1"><text:span text:style-name="T1">modify_maintenance_budget()</text:span></text:p>
          </draw:text-box>
        </draw:frame>
        <draw:frame draw:style-name="gr15" draw:layer="layout" svg:width="3.02cm" svg:height="0.602cm" svg:x="10.495cm" svg:y="8.423cm">
          <draw:text-box>
            <text:p text:style-name="P1"><text:span text:style-name="T1">set_girlfriend()</text:span></text:p>
          </draw:text-box>
        </draw:frame>
        <draw:path draw:style-name="gr2" draw:layer="layout" svg:width="0.904cm" svg:height="2.522cm" svg:x="10.98cm" svg:y="10.031cm" svg:viewBox="0 0 905 2523" svg:d="M0 2523c245-686 571-1593 905-2523">
          <text:p/>
        </draw:path>
        <draw:polygon draw:style-name="gr2" draw:layer="layout" svg:width="0.235cm" svg:height="0.374cm" svg:x="11.772cm" svg:y="9.687cm" svg:viewBox="0 0 236 375" draw:points="0,291 236,0 233,375">
          <text:p/>
        </draw:polygon>
        <draw:polygon draw:style-name="gr2" draw:layer="layout" svg:width="5.362cm" svg:height="5.609cm" svg:x="18.097cm" svg:y="10.989cm" svg:viewBox="0 0 5363 5610" draw:points="0,0 5363,0 5363,5610 0,5610">
          <text:p/>
        </draw:polygon>
        <draw:frame draw:style-name="gr16" draw:layer="layout" svg:width="3.105cm" svg:height="0.602cm" svg:x="10.495cm" svg:y="8.952cm">
          <draw:text-box>
            <text:p text:style-name="P1"><text:span text:style-name="T1">set_happiness()</text:span></text:p>
          </draw:text-box>
        </draw:frame>
        <draw:line draw:style-name="gr2" draw:layer="layout" svg:x1="18.097cm" svg:y1="11.8cm" svg:x2="23.459cm" svg:y2="11.8cm">
          <text:p/>
        </draw:line>
        <draw:frame draw:style-name="gr23" draw:layer="layout" svg:width="1.441cm" svg:height="0.602cm" svg:x="20.073cm" svg:y="11.068cm">
          <draw:text-box>
            <text:p text:style-name="P1"><text:span text:style-name="T1">Couple</text:span></text:p>
          </draw:text-box>
        </draw:frame>
        <draw:frame draw:style-name="gr24" draw:layer="layout" svg:width="1.717cm" svg:height="0.602cm" svg:x="18.379cm" svg:y="11.88cm">
          <draw:text-box>
            <text:p text:style-name="P1"><text:span text:style-name="T1">Boy : str</text:span></text:p>
          </draw:text-box>
        </draw:frame>
        <draw:frame draw:style-name="gr25" draw:layer="layout" svg:width="4.656cm" svg:height="0.602cm" svg:x="18.379cm" svg:y="12.409cm">
          <draw:text-box>
            <text:p text:style-name="P1"><text:span text:style-name="T1">compatibility : int</text:span></text:p>
          </draw:text-box>
        </draw:frame>
        <draw:frame draw:style-name="gr26" draw:layer="layout" svg:width="1.89cm" svg:height="0.602cm" svg:x="18.379cm" svg:y="13.467cm">
          <draw:text-box>
            <text:p text:style-name="P1"><text:span text:style-name="T1">gifts : list</text:span></text:p>
          </draw:text-box>
        </draw:frame>
        <draw:frame draw:style-name="gr18" draw:layer="layout" svg:width="1.547cm" svg:height="0.602cm" svg:x="18.379cm" svg:y="13.996cm">
          <draw:text-box>
            <text:p text:style-name="P1"><text:span text:style-name="T1">Girl str </text:span></text:p>
          </draw:text-box>
        </draw:frame>
        <draw:line draw:style-name="gr2" draw:layer="layout" svg:x1="18.097cm" svg:y1="15.257cm" svg:x2="23.459cm" svg:y2="15.257cm">
          <text:p/>
        </draw:line>
        <draw:frame draw:style-name="gr7" draw:layer="layout" svg:width="2.885cm" svg:height="0.602cm" svg:x="18.379cm" svg:y="14.526cm">
          <draw:text-box>
            <text:p text:style-name="P1"><text:span text:style-name="T1">happiness : int</text:span></text:p>
          </draw:text-box>
        </draw:frame>
        <draw:frame draw:style-name="gr27" draw:layer="layout" svg:width="3.799cm" svg:height="0.602cm" svg:x="18.379cm" svg:y="15.337cm">
          <draw:text-box>
            <text:p text:style-name="P1"><text:span text:style-name="T1">set_compatibility()</text:span></text:p>
          </draw:text-box>
        </draw:frame>
        <draw:polygon draw:style-name="gr2" draw:layer="layout" svg:width="2.505cm" svg:height="2.47cm" svg:x="12.223cm" svg:y="12.558cm" svg:viewBox="0 0 2506 2471" draw:points="0,0 2506,0 2506,2471 0,2471">
          <text:p/>
        </draw:polygon>
        <draw:frame draw:style-name="gr16" draw:layer="layout" svg:width="3.105cm" svg:height="0.602cm" svg:x="18.379cm" svg:y="15.866cm">
          <draw:text-box>
            <text:p text:style-name="P1"><text:span text:style-name="T1">set_happiness()</text:span></text:p>
          </draw:text-box>
        </draw:frame>
        <draw:line draw:style-name="gr2" draw:layer="layout" svg:x1="12.223cm" svg:y1="13.37cm" svg:x2="14.728cm" svg:y2="13.37cm">
          <text:p/>
        </draw:line>
        <draw:line draw:style-name="gr2" draw:layer="layout" svg:x1="12.223cm" svg:y1="14.216cm" svg:x2="14.728cm" svg:y2="14.216cm">
          <text:p/>
        </draw:line>
        <draw:path draw:style-name="gr2" draw:layer="layout" svg:width="0cm" svg:height="2.509cm" svg:x="13.476cm" svg:y="10.043cm" svg:viewBox="0 0 0 2510" svg:d="M0 2510c0-683 0-1584 0-2510">
          <text:p/>
        </draw:path>
        <draw:polygon draw:style-name="gr2" draw:layer="layout" svg:width="0.247cm" svg:height="0.353cm" svg:x="13.352cm" svg:y="9.687cm" svg:viewBox="0 0 248 354" draw:points="0,354 125,0 248,354">
          <text:p/>
        </draw:polygon>
        <draw:polygon draw:style-name="gr2" draw:layer="layout" svg:width="2.293cm" svg:height="2.47cm" svg:x="24.112cm" svg:y="12.558cm" svg:viewBox="0 0 2294 2471" draw:points="0,0 2294,0 2294,2471 0,2471">
          <text:p/>
        </draw:polygon>
        <draw:frame draw:style-name="gr26" draw:layer="layout" svg:width="1.987cm" svg:height="0.602cm" svg:x="12.505cm" svg:y="12.638cm">
          <draw:text-box>
            <text:p text:style-name="P1"><text:span text:style-name="T1">Desperate</text:span></text:p>
          </draw:text-box>
        </draw:frame>
        <draw:line draw:style-name="gr2" draw:layer="layout" svg:x1="24.112cm" svg:y1="13.37cm" svg:x2="26.405cm" svg:y2="13.37cm">
          <text:p/>
        </draw:line>
        <draw:line draw:style-name="gr2" draw:layer="layout" svg:x1="24.112cm" svg:y1="14.216cm" svg:x2="26.405cm" svg:y2="14.216cm">
          <text:p/>
        </draw:line>
        <draw:polygon draw:style-name="gr2" draw:layer="layout" svg:width="2.706cm" svg:height="4.022cm" svg:x="27.093cm" svg:y="3.545cm" svg:viewBox="0 0 2707 4023" draw:points="0,0 2707,0 2707,4023 0,4023">
          <text:p/>
        </draw:polygon>
        <draw:frame draw:style-name="gr28" draw:layer="layout" svg:width="1.801cm" svg:height="0.602cm" svg:x="24.394cm" svg:y="12.638cm">
          <draw:text-box>
            <text:p text:style-name="P1"><text:span text:style-name="T1">Essential</text:span></text:p>
          </draw:text-box>
        </draw:frame>
        <draw:line draw:style-name="gr2" draw:layer="layout" svg:x1="27.093cm" svg:y1="4.356cm" svg:x2="28.998cm" svg:y2="4.356cm">
          <text:p/>
        </draw:line>
        <draw:frame draw:style-name="gr29" draw:layer="layout" svg:width="0.891cm" svg:height="0.602cm" svg:x="27.657cm" svg:y="3.625cm">
          <draw:text-box>
            <text:p text:style-name="P1"><text:span text:style-name="T1">gifts</text:span></text:p>
          </draw:text-box>
        </draw:frame>
        <draw:frame draw:style-name="gr29" draw:layer="layout" svg:width="1.831cm" svg:height="0.602cm" svg:x="27.375cm" svg:y="4.436cm">
          <draw:text-box>
            <text:p text:style-name="P1"><text:span text:style-name="T1">Cost : int</text:span></text:p>
          </draw:text-box>
        </draw:frame>
        <draw:frame draw:style-name="gr21" draw:layer="layout" svg:width="2.068cm" svg:height="0.602cm" svg:x="27.375cm" svg:y="4.965cm">
          <draw:text-box>
            <text:p text:style-name="P1"><text:span text:style-name="T1">Name : str</text:span></text:p>
          </draw:text-box>
        </draw:frame>
        <draw:frame draw:style-name="gr12" draw:layer="layout" svg:width="1.996cm" svg:height="0.602cm" svg:x="27.375cm" svg:y="5.494cm">
          <draw:text-box>
            <text:p text:style-name="P1"><text:span text:style-name="T1">_type : str</text:span></text:p>
          </draw:text-box>
        </draw:frame>
        <draw:line draw:style-name="gr2" draw:layer="layout" svg:x1="27.093cm" svg:y1="6.755cm" svg:x2="28.998cm" svg:y2="6.755cm">
          <text:p/>
        </draw:line>
        <draw:path draw:style-name="gr2" draw:layer="layout" svg:width="1.583cm" svg:height="4.64cm" svg:x="25.67cm" svg:y="7.913cm" svg:viewBox="0 0 1584 4641" svg:d="M0 4641c415-1218 1068-3129 1584-4641">
          <text:p/>
        </draw:path>
        <draw:polygon draw:style-name="gr2" draw:layer="layout" svg:width="0.234cm" svg:height="0.374cm" svg:x="27.137cm" svg:y="7.577cm" svg:viewBox="0 0 235 375" draw:points="0,295 231,0 235,375">
          <text:p/>
        </draw:polygon>
        <draw:polygon draw:style-name="gr2" draw:layer="layout" svg:width="1.905cm" svg:height="2.47cm" svg:x="1.411cm" svg:y="12.558cm" svg:viewBox="0 0 1906 2471" draw:points="0,0 1906,0 1906,2471 0,2471">
          <text:p/>
        </draw:polygon>
        <draw:frame draw:style-name="gr12" draw:layer="layout" svg:width="2.102cm" svg:height="0.602cm" svg:x="27.375cm" svg:y="6.024cm">
          <draw:text-box>
            <text:p text:style-name="P1"><text:span text:style-name="T1">Value : int</text:span></text:p>
          </draw:text-box>
        </draw:frame>
        <draw:line draw:style-name="gr2" draw:layer="layout" svg:x1="1.411cm" svg:y1="13.37cm" svg:x2="3.316cm" svg:y2="13.37cm">
          <text:p/>
        </draw:line>
        <draw:line draw:style-name="gr2" draw:layer="layout" svg:x1="1.411cm" svg:y1="14.216cm" svg:x2="3.316cm" svg:y2="14.216cm">
          <text:p/>
        </draw:line>
        <draw:path draw:style-name="gr2" draw:layer="layout" svg:width="0.861cm" svg:height="2.522cm" svg:x="2.774cm" svg:y="10.031cm" svg:viewBox="0 0 862 2523" svg:d="M0 2523c234-686 544-1593 862-2523">
          <text:p/>
        </draw:path>
        <draw:polygon draw:style-name="gr2" draw:layer="layout" svg:width="0.234cm" svg:height="0.374cm" svg:x="3.521cm" svg:y="9.687cm" svg:viewBox="0 0 235 375" draw:points="0,295 232,0 235,375">
          <text:p/>
        </draw:polygon>
        <draw:polygon draw:style-name="gr2" draw:layer="layout" svg:width="2.399cm" svg:height="2.47cm" svg:x="3.951cm" svg:y="12.558cm" svg:viewBox="0 0 2400 2471" draw:points="0,0 2400,0 2400,2471 0,2471">
          <text:p/>
        </draw:polygon>
        <draw:frame draw:style-name="gr30" draw:layer="layout" svg:width="1.048cm" svg:height="0.602cm" svg:x="1.852cm" svg:y="12.638cm">
          <draw:text-box>
            <text:p text:style-name="P1"><text:span text:style-name="T1">Geek</text:span></text:p>
          </draw:text-box>
        </draw:frame>
        <draw:line draw:style-name="gr2" draw:layer="layout" svg:x1="3.951cm" svg:y1="13.37cm" svg:x2="6.35cm" svg:y2="13.37cm">
          <text:p/>
        </draw:line>
        <draw:line draw:style-name="gr2" draw:layer="layout" svg:x1="3.951cm" svg:y1="14.216cm" svg:x2="6.35cm" svg:y2="14.216cm">
          <text:p/>
        </draw:line>
        <draw:path draw:style-name="gr2" draw:layer="layout" svg:width="0cm" svg:height="2.509cm" svg:x="5.15cm" svg:y="10.043cm" svg:viewBox="0 0 0 2510" svg:d="M0 2510c0-683 0-1584 0-2510">
          <text:p/>
        </draw:path>
        <draw:polygon draw:style-name="gr2" draw:layer="layout" svg:width="0.247cm" svg:height="0.353cm" svg:x="5.027cm" svg:y="9.687cm" svg:viewBox="0 0 248 354" draw:points="0,354 124,0 248,354">
          <text:p/>
        </draw:polygon>
        <draw:polygon draw:style-name="gr2" draw:layer="layout" svg:width="1.975cm" svg:height="2.47cm" svg:x="27.058cm" svg:y="12.558cm" svg:viewBox="0 0 1976 2471" draw:points="0,0 1976,0 1976,2471 0,2471">
          <text:p/>
        </draw:polygon>
        <draw:frame draw:style-name="gr31" draw:layer="layout" svg:width="1.907cm" svg:height="0.602cm" svg:x="4.233cm" svg:y="12.638cm">
          <draw:text-box>
            <text:p text:style-name="P1"><text:span text:style-name="T1">Generous</text:span></text:p>
          </draw:text-box>
        </draw:frame>
        <draw:line draw:style-name="gr2" draw:layer="layout" svg:x1="27.058cm" svg:y1="13.37cm" svg:x2="29.033cm" svg:y2="13.37cm">
          <text:p/>
        </draw:line>
        <draw:line draw:style-name="gr2" draw:layer="layout" svg:x1="27.058cm" svg:y1="14.216cm" svg:x2="29.033cm" svg:y2="14.216cm">
          <text:p/>
        </draw:line>
        <draw:path draw:style-name="gr2" draw:layer="layout" svg:width="0cm" svg:height="4.62cm" svg:x="28.045cm" svg:y="7.932cm" svg:viewBox="0 0 0 4621" svg:d="M0 4621c0-1212 0-3112 0-4621">
          <text:p/>
        </draw:path>
        <draw:polygon draw:style-name="gr2" draw:layer="layout" svg:width="0.247cm" svg:height="0.353cm" svg:x="27.922cm" svg:y="7.577cm" svg:viewBox="0 0 248 354" draw:points="0,354 123,0 248,354">
          <text:p/>
        </draw:polygon>
        <draw:polygon draw:style-name="gr2" draw:layer="layout" svg:width="1.905cm" svg:height="2.47cm" svg:x="6.985cm" svg:y="12.558cm" svg:viewBox="0 0 1906 2471" draw:points="0,0 1906,0 1906,2471 0,2471">
          <text:p/>
        </draw:polygon>
        <draw:frame draw:style-name="gr23" draw:layer="layout" svg:width="1.467cm" svg:height="0.602cm" svg:x="27.34cm" svg:y="12.638cm">
          <draw:text-box>
            <text:p text:style-name="P1"><text:span text:style-name="T1">Luxury</text:span></text:p>
          </draw:text-box>
        </draw:frame>
        <draw:line draw:style-name="gr2" draw:layer="layout" svg:x1="6.985cm" svg:y1="13.37cm" svg:x2="8.89cm" svg:y2="13.37cm">
          <text:p/>
        </draw:line>
        <draw:line draw:style-name="gr2" draw:layer="layout" svg:x1="6.985cm" svg:y1="14.216cm" svg:x2="8.89cm" svg:y2="14.216cm">
          <text:p/>
        </draw:line>
        <draw:path draw:style-name="gr2" draw:layer="layout" svg:width="0.861cm" svg:height="2.522cm" svg:x="6.665cm" svg:y="10.031cm" svg:viewBox="0 0 862 2523" svg:d="M862 2523c-235-686-544-1593-862-2523">
          <text:p/>
        </draw:path>
        <draw:polygon draw:style-name="gr2" draw:layer="layout" svg:width="0.234cm" svg:height="0.374cm" svg:x="6.545cm" svg:y="9.687cm" svg:viewBox="0 0 235 375" draw:points="0,375 3,0 235,295">
          <text:p/>
        </draw:polygon>
        <draw:polygon draw:style-name="gr2" draw:layer="layout" svg:width="2.081cm" svg:height="2.47cm" svg:x="15.363cm" svg:y="12.558cm" svg:viewBox="0 0 2082 2471" draw:points="0,0 2082,0 2082,2471 0,2471">
          <text:p/>
        </draw:polygon>
        <draw:frame draw:style-name="gr32" draw:layer="layout" svg:width="1.162cm" svg:height="0.602cm" svg:x="7.355cm" svg:y="12.638cm">
          <draw:text-box>
            <text:p text:style-name="P1"><text:span text:style-name="T1">Miser</text:span></text:p>
          </draw:text-box>
        </draw:frame>
        <draw:line draw:style-name="gr2" draw:layer="layout" svg:x1="15.363cm" svg:y1="13.37cm" svg:x2="17.444cm" svg:y2="13.37cm">
          <text:p/>
        </draw:line>
        <draw:line draw:style-name="gr2" draw:layer="layout" svg:x1="15.363cm" svg:y1="14.216cm" svg:x2="17.444cm" svg:y2="14.216cm">
          <text:p/>
        </draw:line>
        <draw:path draw:style-name="gr2" draw:layer="layout" svg:width="0.905cm" svg:height="2.522cm" svg:x="15.067cm" svg:y="10.031cm" svg:viewBox="0 0 906 2523" svg:d="M906 2523c-247-686-572-1593-906-2523">
          <text:p/>
        </draw:path>
        <draw:polygon draw:style-name="gr2" draw:layer="layout" svg:width="0.235cm" svg:height="0.374cm" svg:x="14.944cm" svg:y="9.687cm" svg:viewBox="0 0 236 375" draw:points="3,375 0,0 236,291">
          <text:p/>
        </draw:polygon>
        <draw:polygon draw:style-name="gr2" draw:layer="layout" svg:width="1.905cm" svg:height="2.47cm" svg:x="29.668cm" svg:y="12.558cm" svg:viewBox="0 0 1906 2471" draw:points="0,0 1906,0 1906,2471 0,2471">
          <text:p/>
        </draw:polygon>
        <draw:frame draw:style-name="gr33" draw:layer="layout" svg:width="1.518cm" svg:height="0.602cm" svg:x="15.645cm" svg:y="12.638cm">
          <draw:text-box>
            <text:p text:style-name="P1"><text:span text:style-name="T1">Normal</text:span></text:p>
          </draw:text-box>
        </draw:frame>
        <draw:line draw:style-name="gr2" draw:layer="layout" svg:x1="29.668cm" svg:y1="13.37cm" svg:x2="31.573cm" svg:y2="13.37cm">
          <text:p/>
        </draw:line>
        <draw:line draw:style-name="gr2" draw:layer="layout" svg:x1="29.668cm" svg:y1="14.216cm" svg:x2="31.573cm" svg:y2="14.216cm">
          <text:p/>
        </draw:line>
        <draw:path draw:style-name="gr2" draw:layer="layout" svg:width="1.46cm" svg:height="4.63cm" svg:x="28.781cm" svg:y="7.923cm" svg:viewBox="0 0 1461 4631" svg:d="M1461 4631c-384-1216-985-3121-1461-4631">
          <text:p/>
        </draw:path>
        <draw:polygon draw:style-name="gr2" draw:layer="layout" svg:width="0.236cm" svg:height="0.374cm" svg:x="28.66cm" svg:y="7.577cm" svg:viewBox="0 0 237 375" draw:points="0,375 12,0 237,301">
          <text:p/>
        </draw:polygon>
        <draw:frame draw:style-name="gr34" draw:layer="layout" svg:width="1.306cm" svg:height="0.602cm" svg:x="29.986cm" svg:y="12.638cm">
          <draw:text-box>
            <text:p text:style-name="P1"><text:span text:style-name="T1">Utility</text:span></text:p>
          </draw:text-box>
        </draw:frame>
      </draw:page>
      <draw:page draw:name="page2" draw:style-name="dp1" draw:master-page-name="master-page18">
        <draw:polygon draw:style-name="gr1" draw:layer="layout" svg:width="36.212cm" svg:height="6.632cm" svg:x="1.27cm" svg:y="1.27cm" svg:viewBox="0 0 36213 6633" draw:points="0,0 36213,0 36213,6633 0,6633">
          <text:p/>
        </draw:polygon>
        <draw:polygon draw:style-name="gr2" draw:layer="layout" svg:width="2.046cm" svg:height="1.27cm" svg:x="7.284cm" svg:y="3.951cm" svg:viewBox="0 0 2047 1271" draw:points="0,0 2047,0 2047,1271 0,1271">
          <text:p/>
        </draw:polygon>
        <draw:polygon draw:style-name="gr2" draw:layer="layout" svg:width="1.905cm" svg:height="1.27cm" svg:x="5.979cm" svg:y="1.411cm" svg:viewBox="0 0 1906 1271" draw:points="0,0 1906,0 1906,1271 0,1271">
          <text:p/>
        </draw:polygon>
        <draw:frame draw:style-name="gr17" draw:layer="layout" svg:width="1.526cm" svg:height="0.602cm" svg:x="7.567cm" svg:y="4.26cm">
          <draw:text-box>
            <text:p text:style-name="P1"><text:span text:style-name="T1">Choosy</text:span></text:p>
          </draw:text-box>
        </draw:frame>
        <draw:path draw:style-name="gr2" draw:layer="layout" svg:width="0.525cm" svg:height="0.942cm" svg:x="7.442cm" svg:y="2.998cm" svg:viewBox="0 0 526 943" svg:d="M526 943c-158-284-350-628-526-943">
          <text:p/>
        </draw:path>
        <draw:polygon draw:style-name="gr35" draw:layer="layout" svg:width="0.31cm" svg:height="0.386cm" svg:x="7.268cm" svg:y="2.684cm" svg:viewBox="0 0 311 387" draw:points="0,0 34,387 87,154 173,309 87,154 311,232">
          <text:p/>
        </draw:polygon>
        <draw:polygon draw:style-name="gr2" draw:layer="layout" svg:width="0.31cm" svg:height="0.386cm" svg:x="7.268cm" svg:y="2.684cm" svg:viewBox="0 0 311 387" draw:points="0,0 34,387 87,154 173,309 87,154 311,232">
          <text:p/>
        </draw:polygon>
        <draw:polygon draw:style-name="gr2" draw:layer="layout" svg:width="2.504cm" svg:height="1.27cm" svg:x="1.411cm" svg:y="3.951cm" svg:viewBox="0 0 2505 1271" draw:points="0,0 2505,0 2505,1271 0,1271">
          <text:p/>
        </draw:polygon>
        <draw:frame draw:style-name="gr18" draw:layer="layout" svg:width="0.696cm" svg:height="0.602cm" svg:x="6.596cm" svg:y="1.72cm">
          <draw:text-box>
            <text:p text:style-name="P1"><text:span text:style-name="T1">girl</text:span></text:p>
          </draw:text-box>
        </draw:frame>
        <draw:path draw:style-name="gr2" draw:layer="layout" svg:width="1.951cm" svg:height="1.128cm" svg:x="3.707cm" svg:y="2.818cm" svg:viewBox="0 0 1952 1129" svg:d="M0 1129c589-340 1329-768 1952-1129">
          <text:p/>
        </draw:path>
        <draw:polygon draw:style-name="gr35" draw:layer="layout" svg:width="0.385cm" svg:height="0.314cm" svg:x="5.586cm" svg:y="2.637cm" svg:viewBox="0 0 386 315" draw:points="386,0 0,40 232,89 80,177 232,89 159,315">
          <text:p/>
        </draw:polygon>
        <draw:polygon draw:style-name="gr2" draw:layer="layout" svg:width="0.385cm" svg:height="0.314cm" svg:x="5.586cm" svg:y="2.637cm" svg:viewBox="0 0 386 315" draw:points="386,0 0,40 232,89 80,177 232,89 159,315">
          <text:p/>
        </draw:polygon>
        <draw:polygon draw:style-name="gr2" draw:layer="layout" svg:width="2.293cm" svg:height="1.27cm" svg:x="17.815cm" svg:y="3.951cm" svg:viewBox="0 0 2294 1271" draw:points="0,0 2294,0 2294,1271 0,1271">
          <text:p/>
        </draw:polygon>
        <draw:frame draw:style-name="gr26" draw:layer="layout" svg:width="1.987cm" svg:height="0.602cm" svg:x="1.693cm" svg:y="4.26cm">
          <draw:text-box>
            <text:p text:style-name="P1"><text:span text:style-name="T1">Desperate</text:span></text:p>
          </draw:text-box>
        </draw:frame>
        <draw:polygon draw:style-name="gr2" draw:layer="layout" svg:width="2.363cm" svg:height="1.27cm" svg:x="13.723cm" svg:y="1.411cm" svg:viewBox="0 0 2364 1271" draw:points="0,0 2364,0 2364,1271 0,1271">
          <text:p/>
        </draw:polygon>
        <draw:frame draw:style-name="gr28" draw:layer="layout" svg:width="1.801cm" svg:height="0.602cm" svg:x="18.097cm" svg:y="4.26cm">
          <draw:text-box>
            <text:p text:style-name="P1"><text:span text:style-name="T1">Essential</text:span></text:p>
          </draw:text-box>
        </draw:frame>
        <draw:path draw:style-name="gr2" draw:layer="layout" svg:width="1.761cm" svg:height="1.072cm" svg:x="16.208cm" svg:y="2.874cm" svg:viewBox="0 0 1762 1073" svg:d="M1762 1073c-531-324-1190-725-1762-1073">
          <text:p/>
        </draw:path>
        <draw:polygon draw:style-name="gr35" draw:layer="layout" svg:width="0.383cm" svg:height="0.319cm" svg:x="15.901cm" svg:y="2.687cm" svg:viewBox="0 0 384 320" draw:points="0,0 218,320 150,93 301,185 150,93 384,49">
          <text:p/>
        </draw:polygon>
        <draw:polygon draw:style-name="gr2" draw:layer="layout" svg:width="0.383cm" svg:height="0.319cm" svg:x="15.901cm" svg:y="2.687cm" svg:viewBox="0 0 384 320" draw:points="0,0 218,320 150,93 301,185 150,93 384,49">
          <text:p/>
        </draw:polygon>
        <draw:polygon draw:style-name="gr2" draw:layer="layout" svg:width="1.905cm" svg:height="1.27cm" svg:x="22.101cm" svg:y="3.951cm" svg:viewBox="0 0 1906 1271" draw:points="0,0 1906,0 1906,1271 0,1271">
          <text:p/>
        </draw:polygon>
        <draw:frame draw:style-name="gr36" draw:layer="layout" svg:width="1.831cm" svg:height="0.602cm" svg:x="14.005cm" svg:y="1.72cm">
          <draw:text-box>
            <text:p text:style-name="P1"><text:span text:style-name="T1">gift_item</text:span></text:p>
          </draw:text-box>
        </draw:frame>
        <draw:polygon draw:style-name="gr2" draw:layer="layout" svg:width="1.905cm" svg:height="1.27cm" svg:x="24.817cm" svg:y="1.411cm" svg:viewBox="0 0 1906 1271" draw:points="0,0 1906,0 1906,1271 0,1271">
          <text:p/>
        </draw:polygon>
        <draw:frame draw:style-name="gr30" draw:layer="layout" svg:width="1.048cm" svg:height="0.602cm" svg:x="22.542cm" svg:y="4.26cm">
          <draw:text-box>
            <text:p text:style-name="P1"><text:span text:style-name="T1">Geek</text:span></text:p>
          </draw:text-box>
        </draw:frame>
        <draw:path draw:style-name="gr2" draw:layer="layout" svg:width="1.113cm" svg:height="1.011cm" svg:x="23.725cm" svg:y="2.929cm" svg:viewBox="0 0 1114 1012" svg:d="M0 1012c336-305 748-680 1114-1012">
          <text:p/>
        </draw:path>
        <draw:polygon draw:style-name="gr35" draw:layer="layout" svg:width="0.368cm" svg:height="0.355cm" svg:x="24.738cm" svg:y="2.684cm" svg:viewBox="0 0 369 356" draw:points="369,0 0,120 239,119 108,238 239,119 215,356">
          <text:p/>
        </draw:polygon>
        <draw:polygon draw:style-name="gr2" draw:layer="layout" svg:width="0.368cm" svg:height="0.355cm" svg:x="24.738cm" svg:y="2.684cm" svg:viewBox="0 0 369 356" draw:points="369,0 0,120 239,119 108,238 239,119 215,356">
          <text:p/>
        </draw:polygon>
        <draw:polygon draw:style-name="gr2" draw:layer="layout" svg:width="2.399cm" svg:height="1.27cm" svg:x="27.322cm" svg:y="3.951cm" svg:viewBox="0 0 2400 1271" draw:points="0,0 2400,0 2400,1271 0,1271">
          <text:p/>
        </draw:polygon>
        <draw:frame draw:style-name="gr24" draw:layer="layout" svg:width="0.751cm" svg:height="0.602cm" svg:x="25.4cm" svg:y="1.72cm">
          <draw:text-box>
            <text:p text:style-name="P1"><text:span text:style-name="T1">boy</text:span></text:p>
          </draw:text-box>
        </draw:frame>
        <draw:path draw:style-name="gr2" draw:layer="layout" svg:width="1.127cm" svg:height="1.011cm" svg:x="26.714cm" svg:y="2.929cm" svg:viewBox="0 0 1128 1012" svg:d="M1128 1012c-340-305-757-680-1128-1012">
          <text:p/>
        </draw:path>
        <draw:polygon draw:style-name="gr35" draw:layer="layout" svg:width="0.369cm" svg:height="0.354cm" svg:x="26.442cm" svg:y="2.684cm" svg:viewBox="0 0 370 355" draw:points="0,0 157,355 132,118 264,236 132,118 370,118">
          <text:p/>
        </draw:polygon>
        <draw:polygon draw:style-name="gr2" draw:layer="layout" svg:width="0.369cm" svg:height="0.354cm" svg:x="26.442cm" svg:y="2.684cm" svg:viewBox="0 0 370 355" draw:points="0,0 157,355 132,118 264,236 132,118 370,118">
          <text:p/>
        </draw:polygon>
        <draw:polygon draw:style-name="gr2" draw:layer="layout" svg:width="1.975cm" svg:height="1.27cm" svg:x="12.647cm" svg:y="3.951cm" svg:viewBox="0 0 1976 1271" draw:points="0,0 1976,0 1976,1271 0,1271">
          <text:p/>
        </draw:polygon>
        <draw:frame draw:style-name="gr31" draw:layer="layout" svg:width="1.907cm" svg:height="0.602cm" svg:x="27.604cm" svg:y="4.26cm">
          <draw:text-box>
            <text:p text:style-name="P1"><text:span text:style-name="T1">Generous</text:span></text:p>
          </draw:text-box>
        </draw:frame>
        <draw:path draw:style-name="gr2" draw:layer="layout" svg:width="0.48cm" svg:height="0.933cm" svg:x="13.948cm" svg:y="3.007cm" svg:viewBox="0 0 481 934" svg:d="M0 934c145-281 321-621 481-934">
          <text:p/>
        </draw:path>
        <draw:polygon draw:style-name="gr35" draw:layer="layout" svg:width="0.302cm" svg:height="0.387cm" svg:x="14.292cm" svg:y="2.684cm" svg:viewBox="0 0 303 388" draw:points="303,0 0,242 222,157 142,315 222,157 283,388">
          <text:p/>
        </draw:polygon>
        <draw:polygon draw:style-name="gr2" draw:layer="layout" svg:width="0.302cm" svg:height="0.387cm" svg:x="14.292cm" svg:y="2.684cm" svg:viewBox="0 0 303 388" draw:points="303,0 0,242 222,157 142,315 222,157 283,388">
          <text:p/>
        </draw:polygon>
        <draw:polygon draw:style-name="gr2" draw:layer="layout" svg:width="1.905cm" svg:height="1.27cm" svg:x="30.356cm" svg:y="3.951cm" svg:viewBox="0 0 1906 1271" draw:points="0,0 1906,0 1906,1271 0,1271">
          <text:p/>
        </draw:polygon>
        <draw:frame draw:style-name="gr23" draw:layer="layout" svg:width="1.467cm" svg:height="0.602cm" svg:x="12.929cm" svg:y="4.26cm">
          <draw:text-box>
            <text:p text:style-name="P1"><text:span text:style-name="T1">Luxury</text:span></text:p>
          </draw:text-box>
        </draw:frame>
        <draw:path draw:style-name="gr2" draw:layer="layout" svg:width="3.297cm" svg:height="1.463cm" svg:x="27.056cm" svg:y="2.633cm" svg:viewBox="0 0 3298 1464" svg:d="M3298 1464c-106-50-212-99-314-145-997-455-2134-952-2984-1319">
          <text:p/>
        </draw:path>
        <draw:polygon draw:style-name="gr35" draw:layer="layout" svg:width="0.387cm" svg:height="0.292cm" svg:x="26.723cm" svg:y="2.483cm" svg:viewBox="0 0 388 293" draw:points="0,6 262,293 163,76 325,146 163,76 388,0">
          <text:p/>
        </draw:polygon>
        <draw:polygon draw:style-name="gr2" draw:layer="layout" svg:width="0.387cm" svg:height="0.292cm" svg:x="26.723cm" svg:y="2.483cm" svg:viewBox="0 0 388 293" draw:points="0,6 262,293 163,76 325,146 163,76 388,0">
          <text:p/>
        </draw:polygon>
        <draw:polygon draw:style-name="gr2" draw:layer="layout" svg:width="2.082cm" svg:height="1.27cm" svg:x="4.55cm" svg:y="3.951cm" svg:viewBox="0 0 2083 1271" draw:points="0,0 2083,0 2083,1271 0,1271">
          <text:p/>
        </draw:polygon>
        <draw:frame draw:style-name="gr32" draw:layer="layout" svg:width="1.162cm" svg:height="0.602cm" svg:x="30.726cm" svg:y="4.26cm">
          <draw:text-box>
            <text:p text:style-name="P1"><text:span text:style-name="T1">Miser</text:span></text:p>
          </draw:text-box>
        </draw:frame>
        <draw:path draw:style-name="gr2" draw:layer="layout" svg:width="0.512cm" svg:height="0.942cm" svg:x="5.922cm" svg:y="2.998cm" svg:viewBox="0 0 513 943" svg:d="M0 943c155-284 341-628 513-943">
          <text:p/>
        </draw:path>
        <draw:polygon draw:style-name="gr35" draw:layer="layout" svg:width="0.308cm" svg:height="0.386cm" svg:x="6.296cm" svg:y="2.684cm" svg:viewBox="0 0 309 387" draw:points="309,0 0,236 224,155 140,311 224,155 279,387">
          <text:p/>
        </draw:polygon>
        <draw:polygon draw:style-name="gr2" draw:layer="layout" svg:width="0.308cm" svg:height="0.386cm" svg:x="6.296cm" svg:y="2.684cm" svg:viewBox="0 0 309 387" draw:points="309,0 0,236 224,155 140,311 224,155 279,387">
          <text:p/>
        </draw:polygon>
        <draw:polygon draw:style-name="gr2" draw:layer="layout" svg:width="1.905cm" svg:height="1.27cm" svg:x="15.257cm" svg:y="3.951cm" svg:viewBox="0 0 1906 1271" draw:points="0,0 1906,0 1906,1271 0,1271">
          <text:p/>
        </draw:polygon>
        <draw:frame draw:style-name="gr33" draw:layer="layout" svg:width="1.518cm" svg:height="0.602cm" svg:x="4.833cm" svg:y="4.26cm">
          <draw:text-box>
            <text:p text:style-name="P1"><text:span text:style-name="T1">Normal</text:span></text:p>
          </draw:text-box>
        </draw:frame>
        <draw:path draw:style-name="gr2" draw:layer="layout" svg:width="0.498cm" svg:height="0.942cm" svg:x="15.389cm" svg:y="2.998cm" svg:viewBox="0 0 499 943" svg:d="M499 943c-150-284-333-628-499-943">
          <text:p/>
        </draw:path>
        <draw:polygon draw:style-name="gr35" draw:layer="layout" svg:width="0.305cm" svg:height="0.386cm" svg:x="15.223cm" svg:y="2.684cm" svg:viewBox="0 0 306 387" draw:points="0,0 25,387 83,156 165,313 83,156 306,239">
          <text:p/>
        </draw:polygon>
        <draw:polygon draw:style-name="gr2" draw:layer="layout" svg:width="0.305cm" svg:height="0.386cm" svg:x="15.223cm" svg:y="2.684cm" svg:viewBox="0 0 306 387" draw:points="0,0 25,387 83,156 165,313 83,156 306,239">
          <text:p/>
        </draw:polygon>
        <draw:polygon draw:style-name="gr2" draw:layer="layout" svg:width="2.046cm" svg:height="1.27cm" svg:x="24.641cm" svg:y="3.951cm" svg:viewBox="0 0 2047 1271" draw:points="0,0 2047,0 2047,1271 0,1271">
          <text:p/>
        </draw:polygon>
        <draw:frame draw:style-name="gr34" draw:layer="layout" svg:width="1.306cm" svg:height="0.602cm" svg:x="15.575cm" svg:y="4.26cm">
          <draw:text-box>
            <text:p text:style-name="P1"><text:span text:style-name="T1">Utility</text:span></text:p>
          </draw:text-box>
        </draw:frame>
        <draw:polygon draw:style-name="gr2" draw:layer="layout" svg:width="1.905cm" svg:height="1.27cm" svg:x="32.896cm" svg:y="3.951cm" svg:viewBox="0 0 1906 1271" draw:points="0,0 1906,0 1906,1271 0,1271">
          <text:p/>
        </draw:polygon>
        <draw:frame draw:style-name="gr37" draw:layer="layout" svg:width="1.526cm" svg:height="0.602cm" svg:x="24.923cm" svg:y="4.26cm">
          <draw:text-box>
            <text:p text:style-name="P1"><text:span text:style-name="T1">couples</text:span></text:p>
          </draw:text-box>
        </draw:frame>
        <draw:polygon draw:style-name="gr2" draw:layer="layout" svg:width="1.905cm" svg:height="1.27cm" svg:x="18.009cm" svg:y="6.491cm" svg:viewBox="0 0 1906 1271" draw:points="0,0 1906,0 1906,1271 0,1271">
          <text:p/>
        </draw:polygon>
        <draw:frame draw:style-name="gr38" draw:layer="layout" svg:width="0.836cm" svg:height="0.602cm" svg:x="33.443cm" svg:y="4.26cm">
          <draw:text-box>
            <text:p text:style-name="P1"><text:span text:style-name="T1">logs</text:span></text:p>
          </draw:text-box>
        </draw:frame>
        <draw:path draw:style-name="gr2" draw:layer="layout" svg:width="8.311cm" svg:height="1.771cm" svg:x="9.69cm" svg:y="5.179cm" svg:viewBox="0 0 8312 1772" svg:d="M8312 1772c-1680-257-5251-860-8178-1730-44-14-89-28-134-42">
          <text:p/>
        </draw:path>
        <draw:polygon draw:style-name="gr35" draw:layer="layout" svg:width="0.385cm" svg:height="0.3cm" svg:x="9.344cm" svg:y="5.024cm" svg:viewBox="0 0 386 301" draw:points="0,34 281,301 167,92 334,150 167,92 386,0">
          <text:p/>
        </draw:polygon>
        <draw:polygon draw:style-name="gr2" draw:layer="layout" svg:width="0.385cm" svg:height="0.3cm" svg:x="9.344cm" svg:y="5.024cm" svg:viewBox="0 0 386 301" draw:points="0,34 281,301 167,92 334,150 167,92 386,0">
          <text:p/>
        </draw:polygon>
        <draw:path draw:style-name="gr2" draw:layer="layout" svg:width="13.724cm" svg:height="1.825cm" svg:x="4.274cm" svg:y="5.224cm" svg:viewBox="0 0 13725 1826" svg:d="M13725 1826c-2325-117-8422-524-13725-1826">
          <text:p/>
        </draw:path>
        <draw:polygon draw:style-name="gr35" draw:layer="layout" svg:width="0.38cm" svg:height="0.308cm" svg:x="3.926cm" svg:y="5.069cm" svg:viewBox="0 0 381 309" draw:points="0,69 304,309 172,112 343,155 172,112 381,0">
          <text:p/>
        </draw:polygon>
        <draw:polygon draw:style-name="gr2" draw:layer="layout" svg:width="0.38cm" svg:height="0.308cm" svg:x="3.926cm" svg:y="5.069cm" svg:viewBox="0 0 381 309" draw:points="0,69 304,309 172,112 343,155 172,112 381,0">
          <text:p/>
        </draw:polygon>
        <draw:path draw:style-name="gr2" draw:layer="layout" svg:width="0cm" svg:height="0.902cm" svg:x="18.961cm" svg:y="5.577cm" svg:viewBox="0 0 0 903" svg:d="M0 903c0-272 0-599 0-903">
          <text:p/>
        </draw:path>
        <draw:polygon draw:style-name="gr35" draw:layer="layout" svg:width="0.317cm" svg:height="0.353cm" svg:x="18.803cm" svg:y="5.224cm" svg:viewBox="0 0 318 354" draw:points="159,0 0,354 159,177 159,354 159,177 318,354">
          <text:p/>
        </draw:polygon>
        <draw:polygon draw:style-name="gr2" draw:layer="layout" svg:width="0.317cm" svg:height="0.353cm" svg:x="18.803cm" svg:y="5.224cm" svg:viewBox="0 0 318 354" draw:points="159,0 0,354 159,177 159,354 159,177 318,354">
          <text:p/>
        </draw:polygon>
        <draw:path draw:style-name="gr2" draw:layer="layout" svg:width="1.875cm" svg:height="1.131cm" svg:x="19.921cm" svg:y="5.38cm" svg:viewBox="0 0 1876 1132" svg:d="M0 1132c559-338 1271-768 1876-1132">
          <text:p/>
        </draw:path>
        <draw:polygon draw:style-name="gr35" draw:layer="layout" svg:width="0.384cm" svg:height="0.318cm" svg:x="21.716cm" svg:y="5.196cm" svg:viewBox="0 0 385 319" draw:points="385,0 0,47 233,92 82,184 233,92 164,319">
          <text:p/>
        </draw:polygon>
        <draw:polygon draw:style-name="gr2" draw:layer="layout" svg:width="0.384cm" svg:height="0.318cm" svg:x="21.716cm" svg:y="5.196cm" svg:viewBox="0 0 385 319" draw:points="385,0 0,47 233,92 82,184 233,92 164,319">
          <text:p/>
        </draw:polygon>
        <draw:path draw:style-name="gr2" draw:layer="layout" svg:width="7.054cm" svg:height="1.692cm" svg:x="19.915cm" svg:y="5.224cm" svg:viewBox="0 0 7055 1693" svg:d="M0 1693c1456-276 4324-859 7055-1693">
          <text:p/>
        </draw:path>
        <draw:polygon draw:style-name="gr35" draw:layer="layout" svg:width="0.383cm" svg:height="0.303cm" svg:x="26.935cm" svg:y="5.068cm" svg:viewBox="0 0 384 304" draw:points="384,47 0,0 216,99 46,152 216,99 94,304">
          <text:p/>
        </draw:polygon>
        <draw:polygon draw:style-name="gr2" draw:layer="layout" svg:width="0.383cm" svg:height="0.303cm" svg:x="26.935cm" svg:y="5.068cm" svg:viewBox="0 0 384 304" draw:points="384,47 0,0 216,99 46,152 216,99 94,304">
          <text:p/>
        </draw:polygon>
        <draw:path draw:style-name="gr2" draw:layer="layout" svg:width="3.037cm" svg:height="1.407cm" svg:x="14.96cm" svg:y="5.236cm" svg:viewBox="0 0 3038 1408" svg:d="M3038 1408c-849-395-2095-971-3038-1408">
          <text:p/>
        </draw:path>
        <draw:polygon draw:style-name="gr35" draw:layer="layout" svg:width="0.387cm" svg:height="0.292cm" svg:x="14.628cm" svg:y="5.082cm" svg:viewBox="0 0 388 293" draw:points="0,0 254,293 160,75 321,149 160,75 388,4">
          <text:p/>
        </draw:polygon>
        <draw:polygon draw:style-name="gr2" draw:layer="layout" svg:width="0.387cm" svg:height="0.292cm" svg:x="14.628cm" svg:y="5.082cm" svg:viewBox="0 0 388 293" draw:points="0,0 254,293 160,75 321,149 160,75 388,4">
          <text:p/>
        </draw:polygon>
        <draw:path draw:style-name="gr2" draw:layer="layout" svg:width="10.085cm" svg:height="1.802cm" svg:x="19.915cm" svg:y="5.216cm" svg:viewBox="0 0 10086 1803" svg:d="M0 1803c1887-162 6223-627 10086-1803">
          <text:p/>
        </draw:path>
        <draw:polygon draw:style-name="gr35" draw:layer="layout" svg:width="0.384cm" svg:height="0.303cm" svg:x="29.965cm" svg:y="5.061cm" svg:viewBox="0 0 385 304" draw:points="385,46 0,0 216,99 47,151 216,99 94,304">
          <text:p/>
        </draw:polygon>
        <draw:polygon draw:style-name="gr2" draw:layer="layout" svg:width="0.384cm" svg:height="0.303cm" svg:x="29.965cm" svg:y="5.061cm" svg:viewBox="0 0 385 304" draw:points="385,46 0,0 216,99 47,151 216,99 94,304">
          <text:p/>
        </draw:polygon>
        <draw:path draw:style-name="gr2" draw:layer="layout" svg:width="11.038cm" svg:height="1.806cm" svg:x="6.957cm" svg:y="5.218cm" svg:viewBox="0 0 11039 1807" svg:d="M11039 1807c-2063-160-7032-642-11029-1804-4-1-7-2-10-3">
          <text:p/>
        </draw:path>
        <draw:polygon draw:style-name="gr35" draw:layer="layout" svg:width="0.385cm" svg:height="0.3cm" svg:x="6.632cm" svg:y="5.071cm" svg:viewBox="0 0 386 301" draw:points="0,37 285,301 168,93 335,150 168,93 386,0">
          <text:p/>
        </draw:polygon>
        <draw:polygon draw:style-name="gr2" draw:layer="layout" svg:width="0.385cm" svg:height="0.3cm" svg:x="6.632cm" svg:y="5.071cm" svg:viewBox="0 0 386 301" draw:points="0,37 285,301 168,93 335,150 168,93 386,0">
          <text:p/>
        </draw:polygon>
        <draw:path draw:style-name="gr2" draw:layer="layout" svg:width="1.127cm" svg:height="1.011cm" svg:x="17.154cm" svg:y="5.469cm" svg:viewBox="0 0 1128 1012" svg:d="M1128 1012c-340-305-757-679-1128-1012">
          <text:p/>
        </draw:path>
        <draw:polygon draw:style-name="gr35" draw:layer="layout" svg:width="0.369cm" svg:height="0.354cm" svg:x="16.882cm" svg:y="5.224cm" svg:viewBox="0 0 370 355" draw:points="0,0 157,355 131,118 264,236 131,118 370,118">
          <text:p/>
        </draw:polygon>
        <draw:polygon draw:style-name="gr2" draw:layer="layout" svg:width="0.369cm" svg:height="0.354cm" svg:x="16.882cm" svg:y="5.224cm" svg:viewBox="0 0 370 355" draw:points="0,0 157,355 131,118 264,236 131,118 370,118">
          <text:p/>
        </draw:polygon>
        <draw:path draw:style-name="gr2" draw:layer="layout" svg:width="5.022cm" svg:height="3.953cm" svg:x="19.453cm" svg:y="2.535cm" svg:viewBox="0 0 5023 3954" svg:d="M0 3954c660-799 1810-2152 2331-2538 822-610 1875-1094 2692-1416">
          <text:p/>
        </draw:path>
        <draw:polygon draw:style-name="gr39" draw:layer="layout" svg:width="0.386cm" svg:height="0.296cm" svg:x="24.423cm" svg:y="2.385cm" svg:viewBox="0 0 387 297" draw:points="387,22 0,0 223,85 57,149 223,85 115,297">
          <text:p/>
        </draw:polygon>
        <draw:polygon draw:style-name="gr2" draw:layer="layout" svg:width="0.386cm" svg:height="0.296cm" svg:x="24.423cm" svg:y="2.385cm" svg:viewBox="0 0 387 297" draw:points="387,22 0,0 223,85 57,149 223,85 115,297">
          <text:p/>
        </draw:polygon>
        <draw:polygon draw:style-name="gr2" draw:layer="layout" svg:width="0.386cm" svg:height="0.296cm" svg:x="24.423cm" svg:y="2.385cm" svg:viewBox="0 0 387 297" draw:points="387,22 0,0 223,85 57,149 223,85 115,297">
          <text:p/>
        </draw:polygon>
        <draw:path draw:style-name="gr2" draw:layer="layout" svg:width="4.377cm" svg:height="1.558cm" svg:x="19.92cm" svg:y="5.226cm" svg:viewBox="0 0 4378 1559" svg:d="M0 1559c1014-331 2667-887 4378-1559">
          <text:p/>
        </draw:path>
        <draw:polygon draw:style-name="gr35" draw:layer="layout" svg:width="0.387cm" svg:height="0.295cm" svg:x="24.242cm" svg:y="5.077cm" svg:viewBox="0 0 388 296" draw:points="388,18 0,0 223,83 59,149 223,83 117,296">
          <text:p/>
        </draw:polygon>
        <draw:polygon draw:style-name="gr2" draw:layer="layout" svg:width="0.387cm" svg:height="0.295cm" svg:x="24.242cm" svg:y="5.077cm" svg:viewBox="0 0 388 296" draw:points="388,18 0,0 223,83 59,149 223,83 117,296">
          <text:p/>
        </draw:polygon>
        <draw:path draw:style-name="gr2" draw:layer="layout" svg:width="5.899cm" svg:height="4.14cm" svg:x="12.105cm" svg:y="2.822cm" svg:viewBox="0 0 5900 4141" svg:d="M5900 4141c-1667-244-4989-836-5675-1742-341-450-256-768 0-1270 236-464 647-839 1072-1129">
          <text:p/>
        </draw:path>
        <draw:polygon draw:style-name="gr35" draw:layer="layout" svg:width="0.383cm" svg:height="0.322cm" svg:x="13.328cm" svg:y="2.627cm" svg:viewBox="0 0 384 323" draw:points="384,0 0,54 234,94 84,189 234,94 169,323">
          <text:p/>
        </draw:polygon>
        <draw:polygon draw:style-name="gr2" draw:layer="layout" svg:width="0.383cm" svg:height="0.322cm" svg:x="13.328cm" svg:y="2.627cm" svg:viewBox="0 0 384 323" draw:points="384,0 0,54 234,94 84,189 234,94 169,323">
          <text:p/>
        </draw:polygon>
        <draw:path draw:style-name="gr2" draw:layer="layout" svg:width="9.879cm" svg:height="4.046cm" svg:x="8.126cm" svg:y="2.881cm" svg:viewBox="0 0 9880 4047" svg:d="M9880 4047c-1373-254-3968-812-6030-1707-774-336-2620-1525-3850-2340">
          <text:p/>
        </draw:path>
        <draw:polygon draw:style-name="gr35" draw:layer="layout" svg:width="0.381cm" svg:height="0.327cm" svg:x="7.827cm" svg:y="2.683cm" svg:viewBox="0 0 382 328" draw:points="0,0 206,328 147,98 294,196 147,98 382,63">
          <text:p/>
        </draw:polygon>
        <draw:polygon draw:style-name="gr2" draw:layer="layout" svg:width="0.381cm" svg:height="0.327cm" svg:x="7.827cm" svg:y="2.683cm" svg:viewBox="0 0 382 328" draw:points="0,0 206,328 147,98 294,196 147,98 382,63">
          <text:p/>
        </draw:polygon>
        <draw:path draw:style-name="gr2" draw:layer="layout" svg:width="12.619cm" svg:height="1.845cm" svg:x="19.923cm" svg:y="5.213cm" svg:viewBox="0 0 12620 1846" svg:d="M0 1846c2204-94 7777-451 12620-1846">
          <text:p/>
        </draw:path>
        <draw:polygon draw:style-name="gr35" draw:layer="layout" svg:width="0.384cm" svg:height="0.305cm" svg:x="32.506cm" svg:y="5.058cm" svg:viewBox="0 0 385 306" draw:points="385,53 0,0 215,103 45,152 215,103 90,306">
          <text:p/>
        </draw:polygon>
        <draw:polygon draw:style-name="gr2" draw:layer="layout" svg:width="0.384cm" svg:height="0.305cm" svg:x="32.506cm" svg:y="5.058cm" svg:viewBox="0 0 385 306" draw:points="385,53 0,0 215,103 45,152 215,103 90,306">
          <text:p/>
        </draw:polygon>
        <draw:polygon draw:style-name="gr2" draw:layer="layout" svg:width="1.905cm" svg:height="1.27cm" svg:x="35.436cm" svg:y="3.951cm" svg:viewBox="0 0 1906 1271" draw:points="0,0 1906,0 1906,1271 0,1271">
          <text:p/>
        </draw:polygon>
        <draw:frame draw:style-name="gr40" draw:layer="layout" svg:width="0.997cm" svg:height="0.602cm" svg:x="18.467cm" svg:y="6.8cm">
          <draw:text-box>
            <text:p text:style-name="P1"><text:span text:style-name="T1">main</text:span></text:p>
          </draw:text-box>
        </draw:frame>
        <draw:path draw:style-name="gr2" draw:layer="layout" svg:width="15.163cm" svg:height="1.876cm" svg:x="19.92cm" svg:y="5.211cm" svg:viewBox="0 0 15164 1877" svg:d="M0 1877c2485-31 9325-258 15164-1877">
          <text:p/>
        </draw:path>
        <draw:polygon draw:style-name="gr35" draw:layer="layout" svg:width="0.382cm" svg:height="0.306cm" svg:x="35.048cm" svg:y="5.056cm" svg:viewBox="0 0 383 307" draw:points="383,57 0,0 213,105 43,153 213,105 86,307">
          <text:p/>
        </draw:polygon>
        <draw:polygon draw:style-name="gr2" draw:layer="layout" svg:width="0.382cm" svg:height="0.306cm" svg:x="35.048cm" svg:y="5.056cm" svg:viewBox="0 0 383 307" draw:points="383,57 0,0 213,105 43,153 213,105 86,307">
          <text:p/>
        </draw:polygon>
        <draw:frame draw:style-name="gr41" draw:layer="layout" svg:width="0.671cm" svg:height="0.602cm" svg:x="36.053cm" svg:y="4.26cm">
          <draw:text-box>
            <text:p text:style-name="P1"><text:span text:style-name="T1">uti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1" svg:font-family="'Nimbus Roman No9 L'"/>
    <style:font-face style:name="DejaVu Sans1" svg:font-family="'DejaVu Sans'" style:font-pitch="variable"/>
    <style:font-face style:name="Liberation Serif1" svg:font-family="'Liberation Serif'" style:font-pitch="variable"/>
    <style:font-face style:name="Nimbus Roman No9 L" svg:font-family="'Nimbus Roman No9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1.2cm" fo:margin-right="1cm" fo:page-width="32.984cm" fo:page-height="18.0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10T09:48:09.223689477</dc:date>
    <meta:document-statistic meta:object-count="213"/>
    <meta:generator>LibreOffice/4.2.8.2$Linux_X86_64 LibreOffice_project/420m0$Build-2</meta:generator>
  </office:meta>
</office:document-meta>
</file>